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13.766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notes">
      <style:graphic-properties draw:fill-color="#ffffff" fo:min-height="11.161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-color="#ffffff" draw:auto-grow-height="true" fo:min-height="9.819cm"/>
    </style:style>
    <style:style style:name="pr9" style:family="presentation" style:parent-style-name="lyt-cool-outline1">
      <style:graphic-properties draw:fill-color="#ffffff" draw:auto-grow-height="true" fo:min-height="3.3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align="center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1.2cm" fo:margin-right="0cm" text:enable-numbering="false" fo:text-indent="-0.9cm"/>
      <style:text-properties fo:font-size="28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14" style:family="paragraph">
      <style:paragraph-properties fo:margin-left="2.4cm" fo:margin-right="0cm" text:enable-numbering="false" fo:text-indent="-0.8cm"/>
    </style:style>
    <style:style style:name="P1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6" style:family="paragraph">
      <style:paragraph-properties fo:margin-left="1.2cm" fo:margin-right="0cm" text:enable-numbering="true" fo:text-indent="-0.9cm"/>
      <style:text-properties fo:font-size="36pt"/>
    </style:style>
    <style:style style:name="P17" style:family="paragraph">
      <style:paragraph-properties fo:margin-left="0cm" fo:margin-right="0cm" fo:text-align="center" fo:text-indent="0cm"/>
      <style:text-properties fo:color="#ff0000" fo:font-family="'Arial Black'" style:font-pitch="variable" fo:font-size="48pt" fo:font-weight="bold"/>
    </style:style>
    <style:style style:name="P18" style:family="paragraph">
      <style:paragraph-properties fo:margin-left="1.2cm" fo:margin-right="0cm" text:enable-numbering="true" fo:text-indent="-0.9cm"/>
      <style:text-properties fo:font-size="28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weight="bold"/>
    </style:style>
    <style:style style:name="P22" style:family="paragraph">
      <style:paragraph-properties fo:margin-left="1.2cm" fo:margin-right="0cm" fo:text-indent="-0.9cm"/>
    </style:style>
    <style:style style:name="P23" style:family="paragraph">
      <style:paragraph-properties fo:margin-left="2.4cm" fo:margin-right="0cm" fo:text-indent="-0.8cm"/>
    </style:style>
    <style:style style:name="P24" style:family="paragraph">
      <style:paragraph-properties fo:margin-left="1.2cm" fo:margin-right="0cm" fo:text-indent="-0.9cm"/>
      <style:text-properties fo:font-size="28pt"/>
    </style:style>
    <style:style style:name="P25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40pt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18pt"/>
    </style:style>
    <style:style style:name="T6" style:family="text">
      <style:text-properties fo:font-size="44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26pt" fo:font-weight="bold"/>
    </style:style>
    <style:style style:name="T9" style:family="text">
      <style:text-properties fo:font-weight="bold"/>
    </style:style>
    <style:style style:name="T10" style:family="text">
      <style:text-properties fo:font-weight="normal"/>
    </style:style>
    <style:style style:name="T11" style:family="text">
      <style:text-properties fo:font-size="36pt"/>
    </style:style>
    <style:style style:name="T12" style:family="text">
      <style:text-properties fo:font-size="36pt" fo:font-weight="normal"/>
    </style:style>
    <style:style style:name="T13" style:family="text">
      <style:text-properties fo:color="#ff0000" fo:font-family="'Arial Black'" style:font-pitch="variable" fo:font-size="48pt" fo:font-weight="bold"/>
    </style:style>
    <style:style style:name="T14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ize="28pt" fo:font-style="normal" fo:font-weight="normal"/>
    </style:style>
    <style:style style:name="T17" style:family="text">
      <style:text-properties fo:font-size="28pt" fo:font-weight="normal"/>
    </style:style>
    <style:style style:name="T18" style:family="text">
      <style:text-properties fo:font-size="28pt" style:text-underline-style="solid" style:text-underline-width="auto" style:text-underline-color="font-color" fo:font-weight="bold"/>
    </style:style>
    <style:style style:name="T19" style:family="text">
      <style:text-properties fo:font-style="italic"/>
    </style:style>
    <style:style style:name="T20" style:family="text">
      <style:text-properties fo:font-style="normal"/>
    </style:style>
    <style:style style:name="T21" style:family="text">
      <style:text-properties fo:font-style="normal" fo:font-weight="bold"/>
    </style:style>
    <style:style style:name="T22" style:family="text">
      <style:text-properties fo:font-style="italic" fo:font-weight="bold"/>
    </style:style>
    <style:style style:name="T23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4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5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6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7" style:family="text">
      <style:text-properties fo:font-size="28pt" fo:font-style="normal"/>
    </style:style>
    <style:style style:name="T28" style:family="text">
      <style:text-properties fo:font-size="28pt" fo:font-style="italic"/>
    </style:style>
    <style:style style:name="T29" style:family="text">
      <style:text-properties fo:font-size="28pt" fo:font-style="normal" fo:font-weight="bold"/>
    </style:style>
    <style:style style:name="T30" style:family="text">
      <style:text-properties fo:font-size="32pt" fo:font-style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Hello World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4.488cm" svg:x="2.088cm" svg:y="5.891cm" presentation:class="outline" presentation:user-transformed="true">
          <draw:text-box>
            <text:list text:style-name="L2">
              <text:list-item>
                <text:p text:style-name="P3"><text:span text:style-name="T2">Today's Menu</text:span></text:p>
              </text:list-item>
            </text:list>
            <text:list text:style-name="L2">
              <text:list-item>
                <text:p text:style-name="P4">What's a MeqTree and what's a Timba?</text:p>
              </text:list-item>
            </text:list>
            <text:list text:style-name="L2">
              <text:list-item>
                <text:p text:style-name="P4">Building simple trees</text:p>
              </text:list-item>
            </text:list>
            <text:list text:style-name="L2">
              <text:list-item>
                <text:p text:style-name="P4">Exploring the system</text:p>
              </text:list-item>
            </text:list>
            <text:list text:style-name="L2">
              <text:list-item>
                <text:p text:style-name="P4">Working with Measurement Sets</text:p>
              </text:list-item>
            </text:list>
            <text:list text:style-name="L2">
              <text:list-item>
                <text:p text:style-name="P4">Generally messing about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2">NOT On Today's Menu</text:span></text:p>
              </text:list-item>
            </text:list>
            <text:list text:style-name="L2">
              <text:list-item>
                <text:p text:style-name="P4">Measurement Equations</text:p>
              </text:list-item>
            </text:list>
            <text:list text:style-name="L2">
              <text:list-item>
                <text:p text:style-name="P4">Simulations</text:p>
              </text:list-item>
            </text:list>
            <text:list text:style-name="L2">
              <text:list-item>
                <text:p text:style-name="P4">The Meaning Of Lif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General Structure<text:line-break/>(Today through Thursday)</text:p>
          </draw:text-box>
        </draw:frame>
        <draw:frame presentation:style-name="pr2" draw:text-style-name="P8" draw:layer="layout" svg:width="25.366cm" svg:height="13.231cm" svg:x="2.088cm" svg:y="5.588cm" presentation:class="outline" presentation:user-transformed="true">
          <draw:text-box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<text:s text:c="2"/></text:span><text:span text:style-name="T3">9:00 ~ 10:30 <text:s/></text:span><text:span text:style-name="T4">session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0:30 ~ 11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1:00 ~ 12:30 <text:s/></text:span><text:span text:style-name="T4">session 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2:30 ~ 13:30 <text:s/>lunc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3:30 ~ 15:30 <text:s/></text:span><text:span text:style-name="T4">session 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5:30 ~ 16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6:00 ~ 17:30 <text:s/></text:span><text:span text:style-name="T4">session 4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7:30 ~ <text:s text:c="2"/>9:30 <text:s/>beer/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1.035cm" svg:y="0.40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General Structure<text:line-break/>(Today through Thursday)</text:p>
          </draw:text-box>
        </draw:frame>
        <draw:frame presentation:style-name="pr2" draw:text-style-name="P8" draw:layer="layout" svg:width="25.366cm" svg:height="13.231cm" svg:x="2cm" svg:y="6.181cm" presentation:class="outline" presentation:user-transformed="true">
          <draw:text-box>
            <text:list text:style-name="L2">
              <text:list-item>
                <text:p text:style-name="P10"><text:span text:style-name="T3">During each session, presentations will be interspersed with demos, which you all run via your laptops;</text:span></text:p>
              </text:list-item>
            </text:list>
            <text:list text:style-name="L2">
              <text:list-item>
                <text:p text:style-name="P10"><text:span text:style-name="T3">...and occasional exercises, which you do on your own (while I smoke.)</text:span></text:p>
              </text:list-item>
            </text:list>
            <text:list text:style-name="L2">
              <text:list-item>
                <text:p text:style-name="P10"><text:span text:style-name="T3">Please interrupt with questions at any tim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no questions indicates a lack of understanding, therefore the material will be repeated in an infinite loop until you DO ask questions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0.944cm" svg:y="0.363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draw:frame presentation:style-name="pr1" draw:text-style-name="P13" draw:layer="layout" svg:width="23.912cm" svg:height="3.508cm" svg:x="2.058cm" svg:y="1.543cm" presentation:class="title">
          <draw:text-box>
            <text:p text:style-name="P12"><text:span text:style-name="T6">System Issues</text:span></text:p>
          </draw:text-box>
        </draw:frame>
        <draw:frame presentation:style-name="pr5" draw:text-style-name="P15" draw:layer="layout" svg:width="26cm" svg:height="7.5cm" svg:x="1.545cm" svg:y="6.363cm" presentation:class="outline" presentation:user-transformed="true">
          <draw:text-box>
            <text:list text:style-name="L2">
              <text:list-item>
                <text:p text:style-name="P6"><text:span text:style-name="T7">5. Linux/Unix..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0] heard of it, use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6] is my primary working environ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1] I'm a [former] sysadm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0] I'm Linus Torvalds 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1.035cm" svg:y="0.265cm">
          <draw:text-box>
            <text:p text:style-name="P1"><text:span text:style-name="T5"><text:page-number>5</text:page-number></text:span></text:p>
          </draw:text-box>
        </draw:frame>
        <draw:frame presentation:style-name="pr6" draw:text-style-name="P15" draw:layer="layout" svg:width="23.912cm" svg:height="6.731cm" svg:x="2.5cm" svg:y="13.769cm" presentation:class="outline" presentation:user-transformed="true">
          <draw:text-box>
            <text:p text:style-name="P22"/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7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System Issues</text:p>
          </draw:text-box>
        </draw:frame>
        <draw:frame presentation:style-name="pr2" draw:text-style-name="P6" draw:layer="layout" svg:width="23.912cm" svg:height="13.80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8">$ slogin -X yourhost.astron.nl</text:span></text:p>
              </text:list-item>
            </text:list>
            <text:list text:style-name="L2">
              <text:list-item>
                <text:p text:style-name="P6"><text:span text:style-name="T8">...</text:span></text:p>
              </text:list-item>
            </text:list>
            <text:list text:style-name="L2">
              <text:list-item>
                <text:p text:style-name="P6"><text:span text:style-name="T8">$ xclock</text:span></text:p>
              </text:list-item>
            </text:list>
            <text:list text:style-name="L2">
              <text:list-item>
                <text:p text:style-name="P6"><text:span text:style-name="T8">$ cd Workshop2006</text:span></text:p>
              </text:list-item>
            </text:list>
            <text:list text:style-name="L2">
              <text:list-item>
                <text:p text:style-name="P6"><text:span text:style-name="T8">$ svn up</text:span></text:p>
              </text:list-item>
            </text:list>
            <text:list text:style-name="L2">
              <text:list-item>
                <text:p text:style-name="P6"><text:span text:style-name="T8">$ cd Day1</text:span></text:p>
              </text:list-item>
            </text:list>
            <text:list text:style-name="L2">
              <text:list-item>
                <text:p text:style-name="P6"><text:span text:style-name="T8">$ meqbrowser.py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</text:list>
            <text:list text:style-name="L2">
              <text:list-item>
                <text:p text:style-name="P6">Your host is:</text:p>
              </text:list-item>
            </text:list>
            <text:list text:style-name="L2">
              <text:list-item>
                <text:p text:style-name="P10">Cormac, Casey, Paul, Martijn: <text:span text:style-name="T9">birch</text:span></text:p>
              </text:list-item>
            </text:list>
            <text:list text:style-name="L2">
              <text:list-item>
                <text:p text:style-name="P10"><text:span text:style-name="T10">Sundaram, Tom: </text:span><text:span text:style-name="T9">lofar10</text:span></text:p>
              </text:list-item>
            </text:list>
            <text:list text:style-name="L2">
              <text:list-item>
                <text:p text:style-name="P10"><text:span text:style-name="T10">Hans, Amitesh:</text:span><text:span text:style-name="T9"> lofar9</text:span></text:p>
              </text:list-item>
            </text:list>
          </draw:text-box>
        </draw:frame>
        <draw:frame draw:style-name="gr2" draw:text-style-name="P9" draw:layer="layout" svg:width="3.965cm" svg:height="1.235cm" svg:x="1.688cm" svg:y="0.266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at's MeqTrees?</text:p>
          </draw:text-box>
        </draw:frame>
        <draw:frame presentation:style-name="pr8" draw:text-style-name="P16" draw:layer="layout" svg:width="23.912cm" svg:height="14.781cm" svg:x="2.09cm" svg:y="5.727cm" presentation:class="outline" presentation:user-transformed="true">
          <draw:text-box>
            <text:list text:style-name="L2">
              <text:list-item>
                <text:p text:style-name="P10"><text:span text:style-name="T11">“</text:span><text:span text:style-name="T11">...a flexible system to implement arbitrary Measurement Equations and to solve for (subsets of) their parameters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...a model construction and fitting toolkit..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A module, not a package..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The light at the end of the tunnel...”</text:span></text:p>
              </text:list-item>
            </text:list>
            <text:list text:style-name="L2">
              <text:list-item>
                <text:p text:style-name="P10"><text:span text:style-name="T12">Mathlab for perverts</text:span></text:p>
              </text:list-item>
            </text:list>
          </draw:text-box>
        </draw:frame>
        <draw:rect draw:style-name="gr3" draw:text-style-name="P17" draw:id="id12" draw:layer="layout" svg:width="25.544cm" svg:height="3.454cm" draw:transform="rotate (0.508588944031052) translate (1.454cm 16.166cm)">
          <text:p text:style-name="P1"><text:span text:style-name="T13">RESISTANCE IS FUTILE!</text:span></text:p>
        </draw:rect>
        <draw:rect draw:style-name="gr3" draw:text-style-name="P17" draw:id="id13" draw:layer="layout" svg:width="25.544cm" svg:height="3.454cm" draw:transform="rotate (0.508588944031052) translate (3.461cm 19.255cm)">
          <text:p text:style-name="P1"><text:span text:style-name="T13">RESISTANCE IS FUTILE!</text:span></text:p>
        </draw:rect>
        <draw:rect draw:style-name="gr3" draw:text-style-name="P17" draw:id="id14" draw:layer="layout" svg:width="25.544cm" svg:height="3.454cm" draw:transform="rotate (0.508588944031052) translate (1.09cm 12.346cm)">
          <text:p text:style-name="P1"><text:span text:style-name="T13">RESISTANCE IS FUTILE!</text:span></text:p>
        </draw:rect>
        <draw:frame draw:style-name="gr2" draw:text-style-name="P9" draw:layer="layout" svg:width="3.965cm" svg:height="1.235cm" svg:x="0.986cm" svg:y="0.401cm">
          <draw:text-box>
            <text:p text:style-name="P1"><text:span text:style-name="T5"><text:page-number>5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5s" smil:fill="hold" smil:repeatCount="2" presentation:node-type="after-previous" presentation:preset-class="entrance" presentation:preset-id="ooo-entrance-flash-once">
                  <anim:set smil:begin="0s" smil:dur="0.5s" smil:targetElement="id12" smil:attributeName="visibility" smil:to="visible"/>
                </anim:par>
              </anim:par>
              <anim:par smil:begin="5.5s">
                <anim:par smil:begin="4s" smil:fill="hold" presentation:node-type="after-previous" presentation:preset-class="entrance" presentation:preset-id="ooo-entrance-flash-once">
                  <anim:set smil:begin="0s" smil:dur="0.5s" smil:targetElement="id13" smil:attributeName="visibility" smil:to="visible"/>
                </anim:par>
              </anim:par>
              <anim:par smil:begin="10s">
                <anim:par smil:begin="4s" smil:fill="hold" presentation:node-type="after-previous" presentation:preset-class="entrance" presentation:preset-id="ooo-entrance-flash-once">
                  <anim:set smil:begin="0s" smil:dur="0.5s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athLab For Perverts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3">In a nutshell, you build </text:span><text:span text:style-name="T4">MeqTrees</text:span><text:span text:style-name="T3"> to evaluate mathematical expressions.</text:span></text:p>
              </text:list-item>
            </text:list>
            <text:list text:style-name="L2">
              <text:list-item>
                <text:p text:style-name="P10"><text:span text:style-name="T3">Today, we're going to keep it simple and play with basic things.</text:span></text:p>
              </text:list-item>
            </text:list>
            <text:list text:style-name="L2">
              <text:list-item>
                <text:p text:style-name="P10"><text:span text:style-name="T3">The things we do today you could probably do much faster in something like MathLab.</text:span></text:p>
              </text:list-item>
            </text:list>
            <text:list text:style-name="L2">
              <text:list-item>
                <text:p text:style-name="P10"><text:span text:style-name="T3">So lots of what you see will seem to be an overly elaborate way to achieve rather simple results.</text:span></text:p>
              </text:list-item>
            </text:list>
            <text:list text:style-name="L2">
              <text:list-item>
                <text:p text:style-name="P10"><text:span text:style-name="T3">...but be patient, by tomorrow these will turn into complex radioastronomical simulations.</text:span></text:p>
              </text:list-item>
            </text:list>
          </draw:text-box>
        </draw:frame>
        <draw:frame draw:style-name="gr2" draw:text-style-name="P9" draw:layer="layout" svg:width="3.965cm" svg:height="1.235cm" svg:x="1.181cm" svg:y="0.40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Basic Tree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Any mathematical expression can be represented by a tree.</text:p>
              </text:list-item>
            </text:list>
          </draw:text-box>
        </draw:frame>
        <draw:frame draw:style-name="gr2" draw:text-style-name="P9" draw:layer="layout" svg:width="3.965cm" svg:height="1.235cm" svg:x="1.307cm" svg:y="0.401cm">
          <draw:text-box>
            <text:p text:style-name="P1"><text:span text:style-name="T5"><text:page-number>5</text:page-number></text:span></text:p>
          </draw:text-box>
        </draw:frame>
        <draw:frame draw:style-name="gr4" draw:layer="layout" svg:width="14.176cm" svg:height="1.538cm" svg:x="5.329cm" svg:y="8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5" draw:text-style-name="P20" draw:id="id9" draw:layer="layout" svg:width="2.396cm" svg:height="1.09cm" svg:x="6.604cm" svg:y="17.181cm">
          <text:p text:style-name="P19"><text:span text:style-name="T14">α</text:span></text:p>
        </draw:rect>
        <draw:rect draw:style-name="gr5" draw:text-style-name="P21" draw:id="id10" draw:layer="layout" svg:width="2.396cm" svg:height="1.09cm" svg:x="8.876cm" svg:y="19.181cm">
          <text:p text:style-name="P19"><text:span text:style-name="T9">*</text:span></text:p>
        </draw:rect>
        <draw:rect draw:style-name="gr5" draw:text-style-name="P20" draw:id="id8" draw:layer="layout" svg:width="2.396cm" svg:height="1.09cm" svg:x="11.24cm" svg:y="17.182cm">
          <text:p text:style-name="P19">sin</text:p>
        </draw:rect>
        <draw:rect draw:style-name="gr5" draw:text-style-name="P20" draw:layer="layout" svg:width="2.396cm" svg:height="1.09cm" svg:x="4.454cm" svg:y="11.273cm">
          <text:p text:style-name="P19">b</text:p>
        </draw:rect>
        <draw:rect draw:style-name="gr5" draw:text-style-name="P20" draw:layer="layout" svg:width="2.396cm" svg:height="1.09cm" svg:x="7.876cm" svg:y="11.273cm">
          <text:p text:style-name="P19">x</text:p>
        </draw:rect>
        <draw:rect draw:style-name="gr5" draw:text-style-name="P21" draw:id="id2" draw:layer="layout" svg:width="2.396cm" svg:height="1.09cm" svg:x="6.239cm" svg:y="13.183cm">
          <text:p text:style-name="P19"><text:span text:style-name="T9">*</text:span></text:p>
        </draw:rect>
        <draw:rect draw:style-name="gr5" draw:text-style-name="P20" draw:id="id1" draw:layer="layout" svg:width="2.396cm" svg:height="1.09cm" svg:x="4.454cm" svg:y="11.274cm">
          <text:p text:style-name="P19">b</text:p>
        </draw:rect>
        <draw:rect draw:style-name="gr5" draw:text-style-name="P20" draw:id="id3" draw:layer="layout" svg:width="2.396cm" svg:height="1.09cm" svg:x="7.876cm" svg:y="11.274cm">
          <text:p text:style-name="P19">x</text:p>
        </draw:rect>
        <draw:rect draw:style-name="gr5" draw:text-style-name="P20" draw:layer="layout" svg:width="2.396cm" svg:height="1.09cm" svg:x="11.636cm" svg:y="11.272cm">
          <text:p text:style-name="P19">b</text:p>
        </draw:rect>
        <draw:rect draw:style-name="gr5" draw:text-style-name="P20" draw:layer="layout" svg:width="2.396cm" svg:height="1.09cm" svg:x="15.058cm" svg:y="11.272cm">
          <text:p text:style-name="P19">x</text:p>
        </draw:rect>
        <draw:rect draw:style-name="gr5" draw:text-style-name="P21" draw:id="id5" draw:layer="layout" svg:width="2.396cm" svg:height="1.09cm" svg:x="13.545cm" svg:y="13.182cm">
          <text:p text:style-name="P19"><text:span text:style-name="T9">*</text:span></text:p>
        </draw:rect>
        <draw:rect draw:style-name="gr5" draw:text-style-name="P20" draw:id="id4" draw:layer="layout" svg:width="2.396cm" svg:height="1.09cm" svg:x="11.636cm" svg:y="11.273cm">
          <text:p text:style-name="P19">c</text:p>
        </draw:rect>
        <draw:rect draw:style-name="gr5" draw:text-style-name="P20" draw:id="id6" draw:layer="layout" svg:width="2.396cm" svg:height="1.09cm" svg:x="15.058cm" svg:y="11.273cm">
          <text:p text:style-name="P19">y</text:p>
        </draw:rect>
        <draw:rect draw:style-name="gr5" draw:text-style-name="P20" draw:id="id7" draw:layer="layout" svg:width="2.396cm" svg:height="1.09cm" svg:x="11.24cm" svg:y="15.404cm">
          <text:p text:style-name="P19">+</text:p>
        </draw:rect>
        <draw:connector draw:style-name="gr6" draw:text-style-name="P20" draw:layer="layout" draw:type="line" svg:x1="5.652cm" svg:y1="12.364cm" svg:x2="7.437cm" svg:y2="13.183cm" draw:start-shape="id1" draw:start-glue-point="2" draw:end-shape="id2" draw:end-glue-point="0">
          <text:p text:style-name="P1"/>
        </draw:connector>
        <draw:connector draw:style-name="gr6" draw:text-style-name="P20" draw:layer="layout" draw:type="line" svg:x1="9.074cm" svg:y1="12.364cm" svg:x2="7.437cm" svg:y2="13.183cm" draw:start-shape="id3" draw:start-glue-point="2" draw:end-shape="id2" draw:end-glue-point="0">
          <text:p text:style-name="P1"/>
        </draw:connector>
        <draw:connector draw:style-name="gr6" draw:text-style-name="P20" draw:layer="layout" draw:type="line" svg:x1="12.834cm" svg:y1="12.363cm" svg:x2="14.743cm" svg:y2="13.182cm" draw:start-shape="id4" draw:start-glue-point="2" draw:end-shape="id5" draw:end-glue-point="0">
          <text:p text:style-name="P1"/>
        </draw:connector>
        <draw:connector draw:style-name="gr6" draw:text-style-name="P20" draw:layer="layout" draw:type="line" svg:x1="16.256cm" svg:y1="12.363cm" svg:x2="14.743cm" svg:y2="13.182cm" draw:start-shape="id6" draw:start-glue-point="2" draw:end-shape="id5" draw:end-glue-point="0">
          <text:p text:style-name="P1"/>
        </draw:connector>
        <draw:connector draw:style-name="gr6" draw:text-style-name="P20" draw:layer="layout" draw:type="line" svg:x1="7.437cm" svg:y1="14.273cm" svg:x2="12.438cm" svg:y2="15.404cm" draw:start-shape="id2" draw:start-glue-point="2" draw:end-shape="id7" draw:end-glue-point="0">
          <text:p text:style-name="P1"/>
        </draw:connector>
        <draw:connector draw:style-name="gr6" draw:text-style-name="P20" draw:layer="layout" draw:type="line" svg:x1="14.743cm" svg:y1="14.272cm" svg:x2="12.438cm" svg:y2="15.404cm" draw:start-shape="id5" draw:start-glue-point="2" draw:end-shape="id7" draw:end-glue-point="0">
          <text:p text:style-name="P1"/>
        </draw:connector>
        <draw:connector draw:style-name="gr6" draw:text-style-name="P20" draw:layer="layout" draw:type="line" svg:x1="12.438cm" svg:y1="16.494cm" svg:x2="12.438cm" svg:y2="17.182cm" draw:start-shape="id7" draw:start-glue-point="2" draw:end-shape="id8" draw:end-glue-point="0">
          <text:p text:style-name="P1"/>
        </draw:connector>
        <draw:connector draw:style-name="gr6" draw:text-style-name="P20" draw:layer="layout" draw:type="line" svg:x1="7.802cm" svg:y1="18.271cm" svg:x2="10.074cm" svg:y2="19.181cm" draw:start-shape="id9" draw:start-glue-point="2" draw:end-shape="id10" draw:end-glue-point="0">
          <text:p text:style-name="P1"/>
        </draw:connector>
        <draw:connector draw:style-name="gr6" draw:text-style-name="P20" draw:layer="layout" draw:type="line" svg:x1="12.438cm" svg:y1="18.272cm" svg:x2="10.074cm" svg:y2="19.181cm" draw:start-shape="id8" draw:start-glue-point="2" draw:end-shape="id10" draw:end-glue-point="0">
          <text:p text:style-name="P1"/>
        </draw:connector>
        <draw:rect draw:style-name="gr5" draw:text-style-name="P20" draw:id="id11" draw:layer="layout" svg:width="2.396cm" svg:height="1.09cm" svg:x="17.909cm" svg:y="13.182cm">
          <text:p text:style-name="P19">1</text:p>
        </draw:rect>
        <draw:connector draw:style-name="gr6" draw:text-style-name="P20" draw:layer="layout" draw:type="line" svg:x1="19.107cm" svg:y1="14.272cm" svg:x2="12.438cm" svg:y2="15.404cm" draw:start-shape="id11" draw:start-glue-point="2" draw:end-shape="id7" draw:end-glue-point="0">
          <text:p text:style-name="P1"/>
        </draw:connector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World Of Nodes </text:p>
          </draw:text-box>
        </draw:frame>
        <draw:frame presentation:style-name="pr2" draw:text-style-name="P18" draw:layer="layout" svg:width="23.912cm" svg:height="14.912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3">A single tree element is a </text:span><text:span text:style-name="T15">node</text:span><text:span text:style-name="T3">.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parent</text:span><text:span text:style-name="T3"> node operates on its </text:span><text:span text:style-name="T15">child</text:span><text:span text:style-name="T3"> nodes.</text:span></text:p>
              </text:list-item>
            </text:list>
            <text:list text:style-name="L2">
              <text:list-item>
                <text:p text:style-name="P10"><text:span text:style-name="T3">A node belongs to a </text:span><text:span text:style-name="T15">class.</text:span><text:span text:style-name="T16"> This determines the kind of</text:span><text:span text:style-name="T3"> operation it perform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e.g.: </text:span><text:span text:style-name="T4">Add</text:span><text:span text:style-name="T3">, </text:span><text:span text:style-name="T4">Multiply</text:span><text:span text:style-name="T3">, </text:span><text:span text:style-name="T4">Sin</text:span><text:span text:style-name="T3">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3">A </text:span><text:span text:style-name="T15">leaf</text:span><text:span text:style-name="T3"> node has no children (“top” of tree)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root</text:span><text:span text:style-name="T3"> node has no parents (“bottom” of tree)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subtree</text:span><text:span text:style-name="T3"> is any complete part of a tree, rooted at a specific node.</text:span></text:p>
              </text:list-item>
            </text:list>
            <text:list text:style-name="L2">
              <text:list-item>
                <text:p text:style-name="P10"><text:span text:style-name="T3">A subtree evaluates some compound function that depends on its leaf nodes.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forest</text:span><text:span text:style-name="T3"> has many (many&gt;0) trees.</text:span></text:p>
              </text:list-item>
            </text:list>
          </draw:text-box>
        </draw:frame>
        <draw:frame draw:style-name="gr2" draw:text-style-name="P9" draw:layer="layout" svg:width="3.965cm" svg:height="1.235cm" svg:x="1.398cm" svg:y="0.545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Our First Tree...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9">cd Workshop2006/Day1</text:span></text:p>
              </text:list-item>
            </text:list>
            <text:list text:style-name="L2">
              <text:list-item>
                <text:p text:style-name="P6"><text:span text:style-name="T9"/></text:p>
              </text:list-item>
            </text:list>
            <text:list text:style-name="L2">
              <text:list-item>
                <text:p text:style-name="P10">Run <text:span text:style-name="T9">meqbrowser.py</text:span>, press “OK” to “connect to a kernel”.</text:p>
              </text:list-item>
            </text:list>
            <text:list text:style-name="L2">
              <text:list-item>
                <text:p text:style-name="P10">From the menu, choose “TDL | Load &amp; compile TDL script” (or just press Ctrl+T).</text:p>
              </text:list-item>
            </text:list>
            <text:list text:style-name="L2">
              <text:list-item>
                <text:p text:style-name="P10">Select <text:span text:style-name="T9">demo1-first-tree.py</text:span></text:p>
              </text:list-item>
            </text:list>
            <text:list text:style-name="L2">
              <text:list-item>
                <text:p text:style-name="P10"><text:span text:style-name="T10">Observe....</text:span></text:p>
              </text:list-item>
            </text:list>
          </draw:text-box>
        </draw:frame>
        <draw:frame draw:style-name="gr2" draw:text-style-name="P9" draw:layer="layout" svg:width="3.965cm" svg:height="1.235cm" svg:x="1.125cm" svg:y="0.454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MeqBrowser and MeqKernel</text:p>
          </draw:text-box>
        </draw:frame>
        <draw:frame presentation:style-name="pr2" draw:text-style-name="P18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17">The GUI you're looking at is called the meqbrowser</text:span></text:p>
              </text:list-item>
            </text:list>
            <text:list text:style-name="L2">
              <text:list-item>
                <text:p text:style-name="P10"><text:span text:style-name="T17">There's also something called a “meqkernel”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which runs in a separate process and talks to the browser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7">Trees are built inside the kernel..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...according to commands from a </text:span><text:span text:style-name="T4">TDL </text:span><text:span text:style-name="T17">script, which is loaded by the brow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a tree in the kernel is like an “evaluation machine”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7">The browser provides a graphical representation of the trees in the kernel.</text:span></text:p>
              </text:list-item>
            </text:list>
          </draw:text-box>
        </draw:frame>
        <draw:frame draw:style-name="gr2" draw:text-style-name="P9" draw:layer="layout" svg:width="3.965cm" svg:height="1.235cm" svg:x="1.181cm" svg:y="0.363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DL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4">T</text:span><text:span text:style-name="T17">ree </text:span><text:span text:style-name="T4">D</text:span><text:span text:style-name="T17">efinition </text:span><text:span text:style-name="T4">L</text:span><text:span text:style-name="T17">anguage</text:span></text:p>
              </text:list-item>
            </text:list>
            <text:list text:style-name="L2">
              <text:list-item>
                <text:p text:style-name="P10"><text:span text:style-name="T17">TDL is Python</text:span></text:p>
              </text:list-item>
            </text:list>
            <text:list text:style-name="L2">
              <text:list-item>
                <text:p text:style-name="P10"><text:span text:style-name="T17">...with some “magic” objects for </text:span><text:span text:style-name="T18">declaring</text:span><text:span text:style-name="T17"> trees.</text:span></text:p>
              </text:list-item>
            </text:list>
            <text:list text:style-name="L2">
              <text:list-item>
                <text:p text:style-name="P10"><text:span text:style-name="T17">ns.xxx </text:span><text:span text:style-name="T15">declares</text:span><text:span text:style-name="T17"> a node named “xxx”</text:span></text:p>
              </text:list-item>
            </text:list>
            <text:list text:style-name="L2">
              <text:list-item>
                <text:p text:style-name="P10"><text:span text:style-name="T17">all nodes must have unique name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this is not the same thing as their </text:span><text:span text:style-name="T15">class</text:span><text:span text:style-name="T17">!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7">(ns.xxx &lt;&lt; ...) </text:span><text:span text:style-name="T15">binds</text:span><text:span text:style-name="T17"> the named node to a definition of what that node is and does.</text:span></text:p>
              </text:list-item>
            </text:list>
            <text:list text:style-name="L2">
              <text:list-item>
                <text:p text:style-name="P10"><text:span text:style-name="T17">TDL provides shortcuts for implicit naming and binding of intermediate nodes.</text:span></text:p>
              </text:list-item>
            </text:list>
          </draw:text-box>
        </draw:frame>
        <draw:frame draw:style-name="gr2" draw:text-style-name="P9" draw:layer="layout" svg:width="3.965cm" svg:height="1.235cm" svg:x="1.181cm" svg:y="0.3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Running The Tree</text:p>
          </draw:text-box>
        </draw:frame>
        <draw:frame presentation:style-name="pr2" draw:text-style-name="P22" draw:layer="layout" svg:width="23.912cm" svg:height="13.231cm" svg:x="2.058cm" svg:y="5.838cm" presentation:class="outline">
          <draw:text-box>
            <text:list text:style-name="L2">
              <text:list-item>
                <text:p text:style-name="P22">From the “TDL Exec” drop-down, choose “test forest”</text:p>
              </text:list-item>
            </text:list>
            <text:list text:style-name="L2">
              <text:list-item>
                <text:p text:style-name="P22">Observe...</text:p>
              </text:list-item>
            </text:list>
            <text:list text:style-name="L2">
              <text:list-item>
                <text:p text:style-name="P22">From the “Bookmarks” menu, select “result of 'f'”</text:p>
              </text:list-item>
            </text:list>
            <text:list text:style-name="L2">
              <text:list-item>
                <text:p text:style-name="P22">Observe...</text:p>
              </text:list-item>
            </text:list>
            <text:list text:style-name="L2">
              <text:list-item>
                <text:p text:style-name="P22">A long way to go for a simple answer...</text:p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3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More Interesting Tree</text:p>
          </draw:text-box>
        </draw:frame>
        <draw:frame presentation:style-name="pr2" draw:text-style-name="P22" draw:layer="layout" svg:width="23.912cm" svg:height="13.231cm" svg:x="2.058cm" svg:y="5.838cm" presentation:class="outline">
          <draw:text-box>
            <text:list text:style-name="L2">
              <text:list-item>
                <text:p text:style-name="P22">Load <text:span text:style-name="T7">demo2-improved-tree.py</text:span>.</text:p>
              </text:list-item>
            </text:list>
            <text:list text:style-name="L2">
              <text:list-item>
                <text:p text:style-name="P22">Execute “test forest”</text:p>
              </text:list-item>
            </text:list>
            <text:list text:style-name="L2">
              <text:list-item>
                <text:p text:style-name="P22">Look at Bookmarks | Result of 'f'.</text:p>
              </text:list-item>
            </text:list>
            <text:list text:style-name="L2">
              <text:list-item>
                <text:p text:style-name="P22">And Bookmarks | Result of 'f1'</text:p>
              </text:list-item>
            </text:list>
            <text:list text:style-name="L2">
              <text:list-item>
                <text:p text:style-name="P22">Observe the difference...</text:p>
              </text:list-item>
            </text:list>
            <text:list text:style-name="L2">
              <text:list-item>
                <text:p text:style-name="P22">The crucial difference are the <text:span text:style-name="T9">Meq.Time</text:span> and <text:span text:style-name="T9">Meq.Freq</text:span> nodes.</text:p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4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Dealing In Functions</text:p>
          </draw:text-box>
        </draw:frame>
        <draw:frame draw:style-name="gr4" draw:layer="layout" svg:width="23.718cm" svg:height="11.967cm" svg:x="2.191cm" svg:y="8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9" draw:text-style-name="P22" draw:layer="layout" svg:width="23.912cm" svg:height="3.343cm" svg:x="1.906cm" svg:y="5.657cm" presentation:class="outline" presentation:user-transformed="true">
          <draw:text-box>
            <text:list text:style-name="L2">
              <text:list-item>
                <text:p text:style-name="P22">MeqTrees are designed for evaluating <text:span text:style-name="T19">functions, </text:span><text:span text:style-name="T20">not just single scalars.</text:span></text:p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5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unctions Everywhere</text:p>
          </draw:text-box>
        </draw:frame>
        <draw:frame presentation:style-name="pr9" draw:text-style-name="P22" draw:layer="layout" svg:width="23.912cm" svg:height="11.004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0">Most concepts we deal with are a function of something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the visibility observed by an interferometer is a function of frequency and t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images are functions of </text:span><text:span text:style-name="T19">l,m</text:span><text:span text:style-name="T20"> (or RA/Dec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the Fourier Transform turns a function of </text:span><text:span text:style-name="T19">l,m</text:span><text:span text:style-name="T20"> into a function of </text:span><text:span text:style-name="T19">u,v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0">Numerically, we represent a function by a set of values on some grid</text:span></text:p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draw:frame draw:style-name="gr4" draw:layer="layout" svg:width="21.944cm" svg:height="3.005cm" svg:x="3.181cm" svg:y="16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6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Grids</text:p>
          </draw:text-box>
        </draw:frame>
        <draw:frame presentation:style-name="pr9" draw:text-style-name="P22" draw:layer="layout" svg:width="23.912cm" svg:height="13.171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0">Numerical code is often filled with </text:span><text:span text:style-name="T21">for</text:span><text:span text:style-name="T20"> statements iterating over grids...</text:span></text:p>
              </text:list-item>
            </text:list>
            <text:list text:style-name="L2">
              <text:list-item>
                <text:p text:style-name="P22"><text:span text:style-name="T20">With MeqTrees, you instead build up a compound function (</text:span><text:span text:style-name="T19">f</text:span><text:span text:style-name="T20">) from its constituent parts...</text:span></text:p>
              </text:list-item>
            </text:list>
            <text:list text:style-name="L2">
              <text:list-item>
                <text:p text:style-name="P22"><text:span text:style-name="T20">...then you give it a grid, and get back the values of the function on that grid.</text:span></text:p>
              </text:list-item>
            </text:list>
            <text:list text:style-name="L2">
              <text:list-item>
                <text:p text:style-name="P10"><text:span text:style-name="T20">This happens at every level of the tree – every subtree can be considered to represent some function.</text:span></text:p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Supplying a Grid</text:p>
          </draw:text-box>
        </draw:frame>
        <draw:frame presentation:style-name="pr9" draw:text-style-name="P22" draw:layer="layout" svg:width="25.548cm" svg:height="14.054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0">Look at </text:span><text:span text:style-name="T21">_test_forest</text:span></text:p>
              </text:list-item>
            </text:list>
            <text:list text:style-name="L2">
              <text:list-item>
                <text:p text:style-name="P22"><text:span text:style-name="T20">First we make a </text:span><text:span text:style-name="T22">domain</text:span><text:span text:style-name="T20"> object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here we use </text:span><text:span text:style-name="T19">t </text:span><text:span text:style-name="T20">and </text:span><text:span text:style-name="T23"></text:span><text:span text:style-name="T24"> </text:span><text:span text:style-name="T20"><text:s/>from 1 to 10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5">Then, we make a </text:span><text:span text:style-name="T26">cells</text:span><text:span text:style-name="T25"> object. This represents our grid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5">in this case, we specify a regular 100x100 grid over the given domain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0">Then, we put the cells into a </text:span><text:span text:style-name="T22">request</text:span><text:span text:style-name="T20">.</text:span></text:p>
              </text:list-item>
            </text:list>
            <text:list text:style-name="L2">
              <text:list-item>
                <text:p text:style-name="P22"><text:span text:style-name="T20">We </text:span><text:span text:style-name="T22">execute</text:span><text:span text:style-name="T20"> the root node with the given request.</text:span></text:p>
              </text:list-item>
            </text:list>
            <text:list text:style-name="L2">
              <text:list-item>
                <text:p text:style-name="P22"><text:span text:style-name="T20">Try changing the grid...</text:span></text:p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Node's Life</text:p>
          </draw:text-box>
        </draw:frame>
        <draw:frame presentation:style-name="pr9" draw:text-style-name="P24" draw:layer="layout" svg:width="25.548cm" svg:height="13.765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7">A node just sits there, until its parent gives it a request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in the case of a root node, the request is supplied from somewhere else, via execute(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7">If it has children, it sends the request up to its children (by calling </text:span><text:span text:style-name="T28">their</text:span><text:span text:style-name="T27"> execute())</text:span></text:p>
              </text:list-item>
            </text:list>
            <text:list text:style-name="L2">
              <text:list-item>
                <text:p text:style-name="P10"><text:span text:style-name="T27">A leaf node (Freq, Time, Constant) can </text:span><text:span text:style-name="T28">evaluate</text:span><text:span text:style-name="T27"> a request directly and return a </text:span><text:span text:style-name="T15">result</text:span><text:span text:style-name="T27">.</text:span></text:p>
              </text:list-item>
            </text:list>
            <text:list text:style-name="L2">
              <text:list-item>
                <text:p text:style-name="P10"><text:span text:style-name="T27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otany For Beginners</text:p>
          </draw:text-box>
        </draw:frame>
        <draw:frame presentation:style-name="pr9" draw:text-style-name="P24" draw:layer="layout" svg:width="24.912cm" svg:height="11.471cm" svg:x="1.997cm" svg:y="6.544cm" presentation:class="outline" presentation:user-transformed="true">
          <draw:text-box>
            <text:list text:style-name="L2">
              <text:list-item>
                <text:p text:style-name="P22"><text:span text:style-name="T27">Each node has a </text:span><text:span text:style-name="T28">state record</text:span><text:span text:style-name="T27">. You can see it by clicking on a node. This tells you way more than you wanted to know about that node.</text:span></text:p>
              </text:list-item>
            </text:list>
            <text:list text:style-name="L2">
              <text:list-item>
                <text:p text:style-name="P22"><text:span text:style-name="T27">The </text:span><text:span text:style-name="T29">request</text:span><text:span text:style-name="T27"> field contains the most recently executed request.</text:span></text:p>
              </text:list-item>
            </text:list>
            <text:list text:style-name="L2">
              <text:list-item>
                <text:p text:style-name="P22"><text:span text:style-name="T27">Note that just about data object in the system is a record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or at least can be viewed as a record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9">request.cells</text:span><text:span text:style-name="T27"> contains the grid of the request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7">also the domain, cell sizes, and other stuff..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Result Cache</text:p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draw:frame draw:style-name="gr7" draw:text-style-name="P22" draw:layer="layout" svg:width="25.909cm" svg:height="15.162cm" svg:x="1.545cm" svg:y="5.363cm">
          <draw:text-box>
            <text:list text:style-name="L4">
              <text:list-item>
                <text:list>
                  <text:list-item>
                    <text:p text:style-name="P22"><text:span text:style-name="T29">cache.result</text:span><text:span text:style-name="T27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27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3"><text:span text:style-name="T27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3"><text:span text:style-name="T27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7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27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7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Dissecting a Result</text:p>
          </draw:text-box>
        </draw:frame>
        <draw:frame presentation:style-name="pr9" draw:text-style-name="P24" draw:layer="layout" svg:width="25.093cm" svg:height="13.765cm" svg:x="1.997cm" svg:y="6.059cm" presentation:class="outline" presentation:user-transformed="true">
          <draw:text-box>
            <text:list text:style-name="L2">
              <text:list-item>
                <text:p text:style-name="P22"><text:span text:style-name="T27">A </text:span><text:span text:style-name="T29">Result</text:span><text:span text:style-name="T27"> object represents a real or complex-valued function on an </text:span><text:span text:style-name="T28">N-</text:span><text:span text:style-name="T27">dimensional real grid.</text:span></text:p>
              </text:list-item>
            </text:list>
            <text:list text:style-name="L2">
              <text:list-item>
                <text:p text:style-name="P22"><text:span text:style-name="T27">It contains a copy of the </text:span><text:span text:style-name="T29">Cells</text:span><text:span text:style-name="T16">, giving the grid.</text:span></text:p>
              </text:list-item>
            </text:list>
            <text:list text:style-name="L2">
              <text:list-item>
                <text:p text:style-name="P22"><text:span text:style-name="T16">The function value is found inside a </text:span><text:span text:style-name="T29">VellSet: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6">as </text:span><text:span text:style-name="T29">result.vellsets[0].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6">the value is a </text:span><text:span text:style-name="T29">Vells</text:span><text:span text:style-name="T16"> object -- a glorified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6">VellSets can also contain optional flags and derivatives, but we won't be meeting them soon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7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draw:frame draw:style-name="gr4" draw:layer="layout" svg:width="15.005cm" svg:height="1.472cm" svg:x="8.09cm" svg:y="17.90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The Priciple of<text:line-break/>Informational Greediness</text:p>
          </draw:text-box>
        </draw:frame>
        <draw:frame presentation:style-name="pr2" draw:text-style-name="P24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2"><text:span text:style-name="T3">According to established theory, there is a hard thermodynamical limit on computation: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3">that is, a lower bound on the amount of heat that has to be released while setting/clearing a single bit of data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3">Therefore, by conserving bits, we are postponing the heat death of the Universe.</text:span></text:p>
              </text:list-item>
            </text:list>
            <text:list text:style-name="L2">
              <text:list-item>
                <text:p text:style-name="P22"><text:span text:style-name="T27">Environmentally-conscientious people use MeqTrees.</text:span></text:p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3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P.I.G. In Essense</text:p>
          </draw:text-box>
        </draw:frame>
        <draw:frame presentation:style-name="pr9" draw:text-style-name="P24" draw:layer="layout" svg:width="25.093cm" svg:height="13.765cm" svg:x="1.997cm" svg:y="6.059cm" presentation:class="outline" presentation:user-transformed="true">
          <draw:text-box>
            <text:list text:style-name="L2">
              <text:list-item>
                <text:p text:style-name="P22"><text:span text:style-name="T27">A </text:span><text:span text:style-name="T29">Vells</text:span><text:span text:style-name="T27"> may contain only as many axes as actually needed to represent the function.</text:span></text:p>
              </text:list-item>
            </text:list>
            <text:list text:style-name="L2">
              <text:list-item>
                <text:p text:style-name="P22"><text:span text:style-name="T27">E.g. for an NxM grid, a node may return a result with an NxM Vells, or an Nx1 Vells, or an 1xM Vells, or even a 1x1 Vells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Nx1 is the same thing as 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but 1xM is not the same thing as M – the order of the axes is </text:span><text:span text:style-name="T28">fixed</text:span><text:span text:style-name="T27">.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7">We refer to the missing axes as </text:span><text:span text:style-name="T15">collapsed</text:span><text:span text:style-name="T27">. A collapsed axis simply means that the function is NOT variable over that dimension, i.e. not variable in freq or time or whatever.</text:span></text:p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4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P.I.G. In Action</text:p>
          </draw:text-box>
        </draw:frame>
        <draw:frame presentation:style-name="pr9" draw:text-style-name="P24" draw:layer="layout" svg:width="26.003cm" svg:height="13.765cm" svg:x="1.272cm" svg:y="5.909cm" presentation:class="outline" presentation:user-transformed="true">
          <draw:text-box>
            <text:list text:style-name="L2">
              <text:list-item>
                <text:p text:style-name="P22"><text:span text:style-name="T27">The node knows its function best..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some nodes return constant val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some nodes return things variable in time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some nodes return things variable in frequency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7">When you combine an Nx1 (i.e. time-variable only) value with an 1xM (freq-variable only) value in, e.g., a </text:span><text:span text:style-name="T29">Multiply</text:span><text:span text:style-name="T27"> node, the result is NxM.</text:span></text:p>
              </text:list-item>
            </text:list>
            <text:list text:style-name="L2">
              <text:list-item>
                <text:p text:style-name="P22"><text:span text:style-name="T27">The tree does the “right” thing regardless.</text:span></text:p>
              </text:list-item>
            </text:list>
            <text:list text:style-name="L2">
              <text:list-item>
                <text:p text:style-name="P22"><text:span text:style-name="T27">So in fact you don't need to worry about this at all..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unless you're Tony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unless you're optimizing for calculations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5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Menagerie Of Nodes</text:p>
          </draw:text-box>
        </draw:frame>
        <draw:frame presentation:style-name="pr9" draw:text-style-name="P25" draw:layer="layout" svg:width="25.093cm" svg:height="11.854cm" svg:x="1.997cm" svg:y="6.059cm" presentation:class="outline" presentation:user-transformed="true">
          <draw:text-box>
            <text:list text:style-name="L2">
              <text:list-item>
                <text:p text:style-name="P22"><text:span text:style-name="T30">At the moment, there's ~100 node classes available in the system</text:span></text:p>
              </text:list-item>
            </text:list>
            <text:list text:style-name="L2">
              <text:list-item>
                <text:p text:style-name="P22"><text:span text:style-name="T30">Most current needs are catered for, but it is always possible to add new ones (yourself, too)</text:span></text:p>
              </text:list-item>
            </text:list>
            <text:list text:style-name="L2">
              <text:list-item>
                <text:p text:style-name="P22"><text:span text:style-name="T30">We're now going to go in random directions with various demos and exercises, so I'll try to introduce the new nodes as they come up.</text:span></text:p>
              </text:list-item>
            </text:list>
          </draw:text-box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6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9">
        <draw:frame presentation:style-name="pr1" draw:text-style-name="P13" draw:layer="layout" svg:width="23.912cm" svg:height="3.508cm" svg:x="2.058cm" svg:y="1.543cm" presentation:class="title">
          <draw:text-box>
            <text:p text:style-name="P12"><text:span text:style-name="T6">TDL Is Python</text:span></text:p>
          </draw:text-box>
        </draw:frame>
        <draw:frame presentation:style-name="pr5" draw:text-style-name="P15" draw:layer="layout" svg:width="26cm" svg:height="9.22cm" svg:x="1.545cm" svg:y="6.363cm" presentation:class="outline" presentation:user-transformed="true">
          <draw:text-box>
            <text:list text:style-name="L2">
              <text:list-item>
                <text:p text:style-name="P6"><text:span text:style-name="T7">4. Python...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never heard of it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1] vaguely familiar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6] I write Python scripts regularly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I develop Python packages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I'm Guido van Rossum</text:span></text:p>
              </text:list-item>
            </text:list>
            <text:list text:style-name="L2">
              <text:list-item>
                <text:p text:style-name="P6"><text:span text:style-name="T7"><text:s/></text:span></text:p>
              </text:list-item>
            </text:list>
          </draw:text-box>
        </draw:frame>
        <draw:frame draw:style-name="gr2" draw:text-style-name="P9" draw:layer="layout" svg:width="3.965cm" svg:height="1.235cm" svg:x="1.035cm" svg:y="0.265cm">
          <draw:text-box>
            <text:p text:style-name="P1"><text:span text:style-name="T5"><text:page-number>5</text:page-number></text:span></text:p>
          </draw:text-box>
        </draw:frame>
        <draw:frame presentation:style-name="pr6" draw:text-style-name="P15" draw:layer="layout" svg:width="23.912cm" svg:height="6.731cm" svg:x="2.5cm" svg:y="13.769cm" presentation:class="outline" presentation:user-transformed="true">
          <draw:text-box>
            <text:p text:style-name="P22"/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7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Node naming</text:p>
          </draw:text-box>
        </draw:frame>
        <draw:frame presentation:style-name="pr9" draw:text-style-name="P25" draw:layer="layout" svg:width="25.093cm" svg:height="3.343cm" svg:x="1.997cm" svg:y="6.059cm" presentation:class="outline" presentation:placeholder="true" presentation:user-transformed="true">
          <draw:text-box/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Demos</text:p>
          </draw:text-box>
        </draw:frame>
        <draw:frame presentation:style-name="pr9" draw:text-style-name="P25" draw:layer="layout" svg:width="25.093cm" svg:height="3.343cm" svg:x="1.997cm" svg:y="6.059cm" presentation:class="outline" presentation:placeholder="true" presentation:user-transformed="true">
          <draw:text-box/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Parms</text:p>
          </draw:text-box>
        </draw:frame>
        <draw:frame presentation:style-name="pr9" draw:text-style-name="P25" draw:layer="layout" svg:width="25.093cm" svg:height="3.343cm" svg:x="1.997cm" svg:y="6.059cm" presentation:class="outline" presentation:placeholder="true" presentation:user-transformed="true">
          <draw:text-box/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placeholder="true">
          <draw:text-box/>
        </draw:frame>
        <draw:frame presentation:style-name="pr9" draw:text-style-name="P25" draw:layer="layout" svg:width="25.093cm" svg:height="3.343cm" svg:x="1.997cm" svg:y="6.059cm" presentation:class="outline" presentation:placeholder="true" presentation:user-transformed="true">
          <draw:text-box/>
        </draw:frame>
        <draw:frame draw:style-name="gr2" draw:text-style-name="P9" draw:layer="layout" svg:width="3.965cm" svg:height="1.235cm" svg:x="0.896cm" svg:y="0.311cm">
          <draw:text-box>
            <text:p text:style-name="P1"><text:span text:style-name="T5"><text:page-number>5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5.94cm" svg:height="4.454cm" svg:x="2.97cm" svg:y="4.016cm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699cm" svg:height="10.281cm" svg:x="3.645cm" svg:y="2.853cm" presentation:class="page"/>
        <draw:frame presentation:style-name="lyt-cool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10-12T16:39:49</meta:creation-date>
    <dc:date>2006-10-13T19:36:16</dc:date>
    <dc:language>en-GB</dc:language>
    <meta:editing-cycles>15</meta:editing-cycles>
    <meta:editing-duration>PT12H59M59S</meta:editing-duration>
    <meta:user-defined meta:name="Info 1"/>
    <meta:user-defined meta:name="Info 2"/>
    <meta:user-defined meta:name="Info 3"/>
    <meta:user-defined meta:name="Info 4"/>
    <meta:document-statistic meta:object-count="20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</math:mo>
          <math:mo math:stretchy="false">∗</math:mo>
          <math:mi>sin</math:mi>
        </math:mrow>
      </math:mrow>
      <math:mrow>
        <math:mo math:stretchy="false"></math:mo>
        <math:mrow>
          <math:mrow>
            <math:mrow>
              <math:mi>b</math:mi>
              <math:mo math:stretchy="false">∗</math:mo>
              <math:mi>x</math:mi>
            </math:mrow>
            <math:mo math:stretchy="false"></math:mo>
            <math:mrow>
              <math:mi>c</math:mi>
              <math:mo math:stretchy="false">∗</math:mo>
              <math:mi>y</math:mi>
            </math:mrow>
          </math:mrow>
          <math:mo math:stretchy="false"></math:mo>
          <math:mn>1</math:mn>
        </math:mrow>
        <math:mo math:stretchy="false"></math:mo>
      </math:mrow>
    </math:mrow>
    <math:annotation math:encoding="StarMath 5.0">f = %alpha*sin(b*x+c*y+1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i math:fontstyle="italic">xcos</math:mi>
                  <math:mrow>
                    <math:mo math:stretchy="false"></math:mo>
                    <math:mn>2y</math:mn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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i>x</math:mi>
                  <math:mrow>
                    <math:mo math:stretchy="false"></math:mo>
                    <math:mrow>
                      <math:mi>t</math:mi>
                      <math:mi>,</math:mi>
                      <math:mo math:stretchy="false"></math:mo>
                    </math:mrow>
                    <math:mo math:stretchy="false"></math:mo>
                  </math:mrow>
                  <math:mi>cos</math:mi>
                  <math:mrow>
                    <math:mo math:stretchy="false"></math:mo>
                    <math:mrow>
                      <math:mi>y</math:mi>
                      <math:mrow>
                        <math:mo math:stretchy="false"></math:mo>
                        <math:mrow>
                          <math:mi>t</math:mi>
                          <math:mi>,</math:mi>
                          <math:mo math:stretchy="false"></math:mo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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</math:mo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</math:mo>
                    <math:mn>1</math:mn>
                  </math:msub>
                  <math:mn>...</math:mn>
                  <math:msub>
                    <math:mo math:stretchy="false">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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</math:mo>
                        <math:mi>j</math:mi>
                      </math:msub>
                    </math:mrow>
                    <math:mo math:stretchy="false">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</math:mo>
          </math:mover>
          <math:mrow>
            <math:mrow>
              <math:mo math:stretchy="false"></math:mo>
              <math:mrow>
                <math:mi>t</math:mi>
                <math:mi>,</math:mi>
                <math:mo math:stretchy="false"></math:mo>
              </math:mrow>
              <math:mo math:stretchy="false"></math:mo>
            </math:mrow>
            <math:mo math:stretchy="false">=</math:mo>
            <math:mrow>
              <math:mo math:stretchy="false"></math:mo>
              <math:mrow>
                <math:msub>
                  <math:mi>f</math:mi>
                  <math:mn>1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</math:mrow>
              <math:mo math:stretchy="false">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